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3" style:family="paragraph" style:parent-style-name="Heading_20_3">
      <style:text-properties fo:language="ru" fo:country="RU"/>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3473757158470642180"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5"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text:span><text:span text:style-name="T1">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text:soft-page-break/>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oft-page-break/><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text:soft-page-break/>–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text:soft-page-break/>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soft-page-break/>***</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text:soft-page-break/></text:p>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text:soft-page-break/></text:p>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text:soft-page-break/></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oft-page-break/><text:span text:style-name="T11">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text:soft-page-break/>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oft-page-break/><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oft-page-break/></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oft-page-break/><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text:soft-page-break/>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text:soft-page-break/>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oft-page-break/><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text:soft-page-break/>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text:soft-page-break/>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text:soft-page-break/></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oft-page-break/><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oft-page-break/><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text:soft-page-break/>–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text:soft-page-break/></text:p>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text:soft-page-break/>–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oft-page-break/><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text:soft-page-break/>–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text:soft-page-break/></text:p>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text:soft-page-break/>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6"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text:soft-page-break/>–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text:soft-page-break/>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text:soft-page-break/>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text:soft-page-break/>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text:soft-page-break/>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text:soft-page-break/>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text:soft-page-break/>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5" text:outline-level="2">2<text:span text:style-name="T1">9</text:span>. Отбытие</text:h>
      <text:p text:style-name="P115"/>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text:soft-page-break/>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soft-page-break/>…</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19T20:40:41.52</dc:date>
    <meta:editing-duration>P152DT23H40M1S</meta:editing-duration>
    <meta:editing-cycles>972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9" meta:paragraph-count="4860" meta:word-count="107244" meta:character-count="681794"/>
  </office:meta>
</office:document-meta>
</file>